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32.75cm" fo:min-width="43.5cm"/>
      <style:paragraph-properties style:writing-mode="lr-tb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7.75cm" fo:min-width="5.5cm"/>
      <style:paragraph-properties style:writing-mode="lr-tb"/>
    </style:style>
    <style:style style:name="gr3" style:family="graphic" style:parent-style-name="objectwithoutfill">
      <style:graphic-properties svg:stroke-width="0.102cm" svg:stroke-color="#666666" draw:marker-start="" draw:marker-start-width="0.36cm" draw:marker-end="Arrow" draw:marker-end-width="0.36cm" draw:fill="solid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666666" draw:marker-start="Arrow" draw:marker-start-width="0.36cm" draw:marker-end="" draw:marker-end-width="0.36cm" draw:fill="solid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6" style:family="graphic" style:parent-style-name="standard">
      <style:graphic-properties svg:stroke-color="#000000" draw:fill-color="#cccccc" draw:textarea-horizontal-align="justify" draw:textarea-vertical-align="middle" draw:auto-grow-height="false" fo:min-height="3.75cm" fo:min-width="4.5cm"/>
      <style:paragraph-properties style:writing-mode="lr-tb"/>
    </style:style>
    <style:style style:name="gr7" style:family="graphic" style:parent-style-name="standard">
      <style:graphic-properties svg:stroke-width="0.102cm" svg:stroke-color="#000000" draw:marker-start="" draw:marker-start-width="0.203cm" draw:marker-end="" draw:marker-end-width="0.203cm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ff4000" draw:marker-start="" draw:marker-start-width="0.203cm" draw:marker-end-width="0.356cm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39cm"/>
      <style:paragraph-properties style:writing-mode="lr-tb"/>
    </style:style>
    <style:style style:name="gr11" style:family="graphic" style:parent-style-name="standard">
      <style:graphic-properties svg:stroke-width="0.102cm" svg:stroke-color="#ff4000" draw:marker-start="Arrow" draw:marker-start-width="0.356cm" draw:marker-end="" draw:marker-end-width="0.203cm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svg:stroke-width="0.106cm" svg:stroke-color="#000000" draw:marker-start="" draw:marker-start-width="0.21cm" draw:marker-end="" draw:marker-end-width="0.21cm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color="#000000" draw:fill-color="#cccccc" draw:textarea-horizontal-align="justify" draw:textarea-vertical-align="middle" draw:auto-grow-height="false" fo:min-height="1.75cm" fo:min-width="30.5cm"/>
      <style:paragraph-properties style:writing-mode="lr-tb"/>
    </style:style>
    <style:style style:name="gr14" style:family="graphic" style:parent-style-name="objectwithoutfill">
      <style:graphic-properties svg:stroke-width="0.102cm" svg:stroke-color="#ff4000" draw:marker-start="" draw:marker-start-width="0.152cm" draw:marker-end="" draw:marker-end-width="0.152cm" draw:fill="solid" draw:textarea-vertical-align="middle" fo:padding-top="0.176cm" fo:padding-bottom="0.176cm" fo:padding-left="0.301cm" fo:padding-right="0.301cm"/>
    </style:style>
    <style:style style:name="gr15" style:family="graphic" style:parent-style-name="objectwithoutfill">
      <style:graphic-properties svg:stroke-width="0.106cm" svg:stroke-color="#000000" draw:marker-start="" draw:marker-start-width="0.158cm" draw:marker-end="" draw:marker-end-width="0.158cm" draw:fill="solid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5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3.5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67cm"/>
      <style:paragraph-properties style:writing-mode="lr-tb"/>
    </style:style>
    <style:style style:name="gr20" style:family="graphic" style:parent-style-name="objectwithoutfill">
      <style:graphic-properties svg:stroke-width="0.106cm" svg:stroke-color="#666666" draw:marker-start-width="0.36cm" draw:marker-end="" draw:marker-end-width="0.36cm" draw:fill="solid" draw:textarea-vertical-align="middle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666666" draw:marker-start-width="0.36cm" draw:marker-end="Arrow" draw:marker-end-width="0.36cm" draw:fill="solid" draw:textarea-vertical-align="middle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23" style:family="graphic" style:parent-style-name="standard">
      <style:graphic-properties draw:stroke="none" svg:stroke-width="0.106cm" svg:stroke-color="#808080" draw:marker-start-width="0.21cm" draw:marker-end-width="0.21cm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24" style:family="graphic" style:parent-style-name="objectwithoutfill">
      <style:graphic-properties svg:stroke-width="0.102cm" svg:stroke-color="#000000" draw:marker-start="" draw:marker-start-width="0.152cm" draw:marker-end="" draw:marker-end-width="0.152cm" draw:fill="solid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svg:stroke-width="0.106cm" svg:stroke-color="#ff4000" draw:marker-start="" draw:marker-start-width="0.36cm" draw:marker-end="" draw:marker-end-width="0.36cm" draw:textarea-vertical-align="middle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ff4000" draw:marker-start-width="0.32cm" draw:marker-end="" draw:marker-end-width="0.311cm" draw:fill="solid" draw:textarea-vertical-align="middle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06cm" svg:stroke-color="#666666" draw:marker-start="" draw:marker-start-width="0.36cm" draw:marker-end="Arrow" draw:marker-end-width="0.36cm" draw:fill="solid" draw:textarea-vertical-align="middle" fo:padding-top="0.177cm" fo:padding-bottom="0.177cm" fo:padding-left="0.302cm" fo:padding-right="0.30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23cm"/>
      <style:paragraph-properties style:writing-mode="lr-tb"/>
    </style:style>
    <style:style style:name="P1" style:family="paragraph">
      <loext:graphic-properties draw:fill="solid" draw:fill-color="#afd095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cccccc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24pt" fo:font-weight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OLENOID DRIVER - MEZZANINE BOARD" draw:style-name="dp1" draw:master-page-name="Default">
        <draw:custom-shape draw:style-name="gr1" draw:text-style-name="P1" draw:layer="layout" svg:width="44cm" svg:height="33cm" svg:x="3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8cm" svg:x="27.6cm" svg:y="21.3cm">
          <draw:glue-point draw:id="4" svg:x="-5cm" svg:y="-1.25cm"/>
          <draw:glue-point draw:id="5" svg:x="-5cm" svg:y="1.25cm"/>
          <text:p text:style-name="P2">ALTERNATE</text:p>
          <text:p text:style-name="P2">DISCRETE DRIVER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cm" svg:y1="15cm" svg:x2="14cm" svg:y2="15cm">
          <text:p/>
        </draw:line>
        <draw:line draw:style-name="gr3" draw:text-style-name="P4" draw:layer="layout" svg:x1="5cm" svg:y1="23cm" svg:x2="14.004cm" svg:y2="23cm">
          <text:p/>
        </draw:line>
        <draw:line draw:style-name="gr4" draw:text-style-name="P4" draw:layer="layout" svg:x1="5cm" svg:y1="17cm" svg:x2="14cm" svg:y2="17cm">
          <text:p/>
        </draw:line>
        <draw:line draw:style-name="gr4" draw:text-style-name="P4" draw:layer="layout" svg:x1="5cm" svg:y1="25cm" svg:x2="14.004cm" svg:y2="25cm">
          <text:p/>
        </draw:line>
        <draw:line draw:style-name="gr3" draw:text-style-name="P4" draw:layer="layout" svg:x1="5cm" svg:y1="31cm" svg:x2="14.004cm" svg:y2="31cm">
          <text:p/>
        </draw:line>
        <draw:line draw:style-name="gr4" draw:text-style-name="P4" draw:layer="layout" svg:x1="5cm" svg:y1="33cm" svg:x2="14.004cm" svg:y2="33cm">
          <text:p/>
        </draw:line>
        <draw:custom-shape draw:style-name="gr5" draw:text-style-name="P2" xml:id="id1" draw:id="id1" draw:layer="layout" svg:width="3cm" svg:height="1cm" draw:transform="rotate (1.5709708597201) translate (12.501cm 10.5cm)">
          <text:p text:style-name="P2">FILTER</text:p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5cm" svg:height="4cm" svg:x="14cm" svg:y="14cm">
          <draw:glue-point draw:id="4" svg:x="5cm" svg:y="-2.5cm"/>
          <draw:glue-point draw:id="5" svg:x="5cm" svg:y="2.5cm"/>
          <text:p text:style-name="P2">LOW-SIDE</text:p>
          <text:p text:style-name="P2">SWITCH</text:p>
          <text:p text:style-name="P2">(DRV110)</text:p>
          <draw:enhanced-geometry svg:viewBox="0 0 21600 21600" draw:type="rectangle" draw:enhanced-path="M 0 0 L 21600 0 21600 21600 0 21600 0 0 Z N"/>
        </draw:custom-shape>
        <draw:custom-shape draw:style-name="gr6" draw:text-style-name="P3" xml:id="id3" draw:id="id3" draw:layer="layout" svg:width="5cm" svg:height="4cm" svg:x="14.004cm" svg:y="22cm">
          <draw:glue-point draw:id="4" svg:x="4.992cm" svg:y="2.5cm"/>
          <draw:glue-point draw:id="5" svg:x="4.992cm" svg:y="-2.5cm"/>
          <text:p text:style-name="P2">LOW-SIDE</text:p>
          <text:p text:style-name="P2">SWITCH</text:p>
          <text:p text:style-name="P2">(DRV110)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5cm" svg:height="4cm" svg:x="14.004cm" svg:y="30cm">
          <draw:glue-point draw:id="4" svg:x="4.992cm" svg:y="-2.5cm"/>
          <draw:glue-point draw:id="5" svg:x="4.992cm" svg:y="2.5cm"/>
          <text:p text:style-name="P2">LOW-SIDE</text:p>
          <text:p text:style-name="P2">SWITCH</text:p>
          <text:p text:style-name="P2">(DRV110)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line-skew="0.499cm" svg:x1="13.001cm" svg:y1="10.5cm" svg:x2="16.5cm" svg:y2="18cm" draw:start-shape="id1" draw:start-glue-point="3" draw:end-shape="id2" draw:end-glue-point="2" svg:d="M13001 10500v8500h3499v-1000" svg:viewBox="0 0 3500 8501">
          <text:p/>
        </draw:connector>
        <draw:connector draw:style-name="gr7" draw:text-style-name="P5" draw:layer="layout" draw:line-skew="0.499cm -0.503cm -1cm" svg:x1="16.504cm" svg:y1="26cm" svg:x2="16.5cm" svg:y2="18cm" draw:start-shape="id3" draw:start-glue-point="2" draw:end-shape="id2" draw:end-glue-point="2" svg:d="M16504 26000v1000h-3504v-8000h3500v-1000" svg:viewBox="0 0 3505 9001">
          <text:p/>
        </draw:connector>
        <draw:connector draw:style-name="gr7" draw:text-style-name="P5" draw:layer="layout" draw:line-skew="-1cm -6.501cm 0.499cm" svg:x1="16.504cm" svg:y1="26cm" svg:x2="16.504cm" svg:y2="34cm" draw:start-shape="id3" draw:start-glue-point="2" draw:end-shape="id4" draw:end-glue-point="2" svg:d="M16504 26000v1000h-3500v8000h3500v-1000" svg:viewBox="0 0 3501 9001">
          <text:p/>
        </draw:connector>
        <draw:connector draw:style-name="gr8" draw:text-style-name="P5" draw:layer="layout" draw:line-skew="2.499cm" svg:x1="13.501cm" svg:y1="9cm" svg:x2="19cm" svg:y2="15cm" draw:start-shape="id1" draw:start-glue-point="2" draw:end-shape="id2" draw:end-glue-point="4" svg:d="M13501 9000h8499v6000h-3000" svg:viewBox="0 0 8500 6001">
          <text:p/>
        </draw:connector>
        <draw:connector draw:style-name="gr8" draw:text-style-name="P5" draw:layer="layout" draw:line-skew="2.495cm" svg:x1="13.501cm" svg:y1="9cm" svg:x2="19cm" svg:y2="23cm" draw:start-shape="id1" draw:start-glue-point="2" draw:end-shape="id3" draw:end-glue-point="5" svg:d="M13501 9000h8499v14000h-3000" svg:viewBox="0 0 8500 14001">
          <text:p/>
        </draw:connector>
        <draw:connector draw:style-name="gr8" draw:text-style-name="P6" draw:layer="layout" draw:line-skew="2.495cm" svg:x1="13.501cm" svg:y1="9cm" svg:x2="19cm" svg:y2="31cm" draw:start-shape="id1" draw:start-glue-point="2" draw:end-shape="id4" draw:end-glue-point="4" svg:d="M13501 9000h8499v22000h-3000" svg:viewBox="0 0 8500 22001">
          <text:p/>
        </draw:connector>
        <draw:frame draw:style-name="gr9" draw:text-style-name="P7" draw:layer="layout" svg:width="4.21cm" svg:height="0.962cm" svg:x="6cm" svg:y="14.038cm">
          <draw:text-box>
            <text:p>GPIO / EN_1</text:p>
          </draw:text-box>
        </draw:frame>
        <draw:frame draw:style-name="gr10" draw:text-style-name="P7" draw:layer="layout" svg:width="5.739cm" svg:height="0.962cm" svg:x="6cm" svg:y="16.038cm">
          <draw:text-box>
            <text:p>GPIO / STATUS_1</text:p>
          </draw:text-box>
        </draw:frame>
        <draw:frame draw:style-name="gr9" draw:text-style-name="P7" draw:layer="layout" svg:width="4.21cm" svg:height="0.962cm" svg:x="6.004cm" svg:y="22.038cm">
          <draw:text-box>
            <text:p>GPIO / EN_2</text:p>
          </draw:text-box>
        </draw:frame>
        <draw:frame draw:style-name="gr10" draw:text-style-name="P7" draw:layer="layout" svg:width="5.739cm" svg:height="0.962cm" svg:x="6.004cm" svg:y="24.038cm">
          <draw:text-box>
            <text:p><text:span text:style-name="T1">GPIO / STATUS</text:span>_2</text:p>
          </draw:text-box>
        </draw:frame>
        <draw:frame draw:style-name="gr9" draw:text-style-name="P7" draw:layer="layout" svg:width="4.21cm" svg:height="0.962cm" svg:x="6.004cm" svg:y="30.038cm">
          <draw:text-box>
            <text:p>GPIO / EN_3</text:p>
          </draw:text-box>
        </draw:frame>
        <draw:frame draw:style-name="gr10" draw:text-style-name="P7" draw:layer="layout" svg:width="5.739cm" svg:height="0.962cm" svg:x="6.004cm" svg:y="32.038cm">
          <draw:text-box>
            <text:p><text:span text:style-name="T1">GPIO / STATUS</text:span>_3</text:p>
          </draw:text-box>
        </draw:frame>
        <draw:connector draw:style-name="gr11" draw:text-style-name="P5" draw:layer="layout" svg:x1="12.501cm" svg:y1="9cm" svg:x2="6cm" svg:y2="9cm" draw:start-shape="id1" draw:start-glue-point="0" draw:end-shape="id5" draw:end-glue-point="1" svg:d="M12501 9000h-6501" svg:viewBox="0 0 6502 1">
          <text:p/>
        </draw:connector>
        <draw:connector draw:style-name="gr12" draw:text-style-name="P5" draw:layer="measurelines" svg:x1="10.501cm" svg:y1="12.5cm" svg:x2="13.001cm" svg:y2="10.5cm" draw:start-shape="id6" draw:start-glue-point="3" draw:end-shape="id1" draw:end-glue-point="3" svg:d="M10501 12500v501h2500v-2501" svg:viewBox="0 0 2501 2502">
          <text:p/>
        </draw:connector>
        <draw:custom-shape draw:style-name="gr5" draw:text-style-name="P2" xml:id="id6" draw:id="id6" draw:layer="measurelines" svg:width="3cm" svg:height="1cm" draw:transform="rotate (1.5709708597201) translate (10.001cm 12.5cm)">
          <text:p text:style-name="P2">FILTER</text:p>
          <draw:enhanced-geometry svg:viewBox="0 0 21600 21600" draw:type="rectangle" draw:enhanced-path="M 0 0 L 21600 0 21600 21600 0 21600 0 0 Z N"/>
        </draw:custom-shape>
        <draw:custom-shape draw:style-name="gr13" draw:text-style-name="P3" xml:id="id15" draw:id="id15" draw:layer="measurelines" svg:width="31cm" svg:height="2cm" draw:transform="rotate (1.5707963267949) translate (3cm 38cm)">
          <draw:glue-point draw:id="4" svg:x="5cm" svg:y="4.354cm"/>
          <draw:glue-point draw:id="5" svg:x="5cm" svg:y="4.677cm"/>
          <draw:glue-point draw:id="6" svg:x="5cm" svg:y="1.774cm"/>
          <draw:glue-point draw:id="7" svg:x="5cm" svg:y="2.096cm"/>
          <draw:glue-point draw:id="8" svg:x="5cm" svg:y="-0.806cm"/>
          <draw:glue-point draw:id="9" svg:x="5cm" svg:y="-0.483cm"/>
          <text:p text:style-name="P2">CONNECTOR TO MOTHERBOARD (TFM-115-02-L-D-A-K-TR)</text:p>
          <draw:enhanced-geometry svg:viewBox="0 0 21600 21600" draw:type="rectangle" draw:enhanced-path="M 0 0 L 21600 0 21600 21600 0 21600 0 0 Z N"/>
        </draw:custom-shape>
        <draw:line draw:style-name="gr14" draw:text-style-name="P4" xml:id="id5" draw:id="id5" draw:layer="measurelines" svg:x1="5cm" svg:y1="9cm" svg:x2="6cm" svg:y2="9cm">
          <text:p/>
        </draw:line>
        <draw:line draw:style-name="gr14" draw:text-style-name="P4" xml:id="id7" draw:id="id7" draw:layer="measurelines" svg:x1="5cm" svg:y1="11cm" svg:x2="6cm" svg:y2="11cm">
          <text:p/>
        </draw:line>
        <draw:connector draw:style-name="gr11" draw:text-style-name="P5" draw:layer="measurelines" svg:x1="10.001cm" svg:y1="11cm" svg:x2="6cm" svg:y2="11cm" draw:start-shape="id6" draw:start-glue-point="0" draw:end-shape="id7" draw:end-glue-point="1" svg:d="M10001 11000h-4001" svg:viewBox="0 0 4002 1">
          <text:p/>
        </draw:connector>
        <draw:line draw:style-name="gr15" draw:text-style-name="P4" xml:id="id8" draw:id="id8" draw:layer="measurelines" svg:x1="5cm" svg:y1="13cm" svg:x2="6cm" svg:y2="13cm">
          <text:p/>
        </draw:line>
        <draw:connector draw:style-name="gr12" draw:text-style-name="P5" draw:layer="measurelines" draw:line-skew="-0.551cm" svg:x1="6cm" svg:y1="13cm" svg:x2="10.501cm" svg:y2="12.5cm" draw:start-shape="id8" draw:start-glue-point="1" draw:end-shape="id6" draw:end-glue-point="3" svg:d="M6000 13000v2h4501v-502" svg:viewBox="0 0 4502 503">
          <text:p/>
        </draw:connector>
        <draw:frame draw:style-name="gr16" draw:text-style-name="P7" draw:layer="measurelines" svg:width="3.855cm" svg:height="0.962cm" svg:x="6cm" svg:y="8cm">
          <draw:text-box>
            <text:p>12 VDC</text:p>
          </draw:text-box>
        </draw:frame>
        <draw:frame draw:style-name="gr16" draw:text-style-name="P7" draw:layer="measurelines" svg:width="3.855cm" svg:height="0.962cm" svg:x="6cm" svg:y="10.038cm">
          <draw:text-box>
            <text:p>3.3 VDC</text:p>
          </draw:text-box>
        </draw:frame>
        <draw:custom-shape draw:style-name="gr13" draw:text-style-name="P3" xml:id="id16" draw:id="id16" draw:layer="measurelines" svg:width="31cm" svg:height="2cm" draw:transform="rotate (1.5707963267949) translate (45cm 38cm)">
          <draw:glue-point draw:id="4" svg:x="-5cm" svg:y="4.677cm"/>
          <draw:glue-point draw:id="5" svg:x="-5cm" svg:y="4.354cm"/>
          <draw:glue-point draw:id="6" svg:x="-5cm" svg:y="3.741cm"/>
          <draw:glue-point draw:id="7" svg:x="-5cm" svg:y="3.387cm"/>
          <text:p text:style-name="P2">CONNECTOR TO MOTHERBOARD (TFM-115-02-L-D-A-K-TR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8cm" svg:x="27.6cm" svg:y="9.4cm">
          <draw:glue-point draw:id="4" svg:x="-5cm" svg:y="-1.25cm"/>
          <draw:glue-point draw:id="5" svg:x="-5cm" svg:y="1.25cm"/>
          <text:p text:style-name="P2">ALTERNATE</text:p>
          <text:p text:style-name="P2">DISCRETE DRIVER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measurelines" svg:width="6cm" svg:height="8cm" svg:x="28cm" svg:y="11cm">
          <draw:glue-point draw:id="4" svg:x="-5cm" svg:y="-1.25cm"/>
          <draw:glue-point draw:id="5" svg:x="-5cm" svg:y="1.25cm"/>
          <text:p text:style-name="P2">VSO</text:p>
          <text:p text:style-name="P2">DRIVER</text:p>
          <text:p text:style-name="P2">(DRV2510-Q1)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measurelines" svg:width="6cm" svg:height="8cm" svg:x="28cm" svg:y="23cm">
          <draw:glue-point draw:id="4" svg:x="-5cm" svg:y="-1.25cm"/>
          <draw:glue-point draw:id="5" svg:x="-5cm" svg:y="1.25cm"/>
          <text:p text:style-name="P2">VSO</text:p>
          <text:p text:style-name="P2">DRIVER</text:p>
          <text:p text:style-name="P2">(DRV2510-Q1)</text:p>
          <draw:enhanced-geometry svg:viewBox="0 0 21600 21600" draw:type="rectangle" draw:enhanced-path="M 0 0 L 21600 0 21600 21600 0 21600 0 0 Z N"/>
        </draw:custom-shape>
        <draw:line draw:style-name="gr14" draw:text-style-name="P4" xml:id="id14" draw:id="id14" draw:layer="measurelines" svg:x1="44cm" svg:y1="9cm" svg:x2="45cm" svg:y2="9cm">
          <text:p/>
        </draw:line>
        <draw:frame draw:style-name="gr16" draw:text-style-name="P7" draw:layer="measurelines" svg:width="3.855cm" svg:height="0.962cm" svg:x="39cm" svg:y="8cm">
          <draw:text-box>
            <text:p>12 VDC</text:p>
          </draw:text-box>
        </draw:frame>
        <draw:frame draw:style-name="gr17" draw:text-style-name="P8" draw:layer="layout" svg:width="14.04cm" svg:height="1.195cm" svg:x="1.96cm" svg:y="2cm">
          <draw:text-box>
            <text:p><text:span text:style-name="T2">SOLENOID DRIVER - STACKER</text:span></text:p>
          </draw:text-box>
        </draw:frame>
        <draw:frame draw:style-name="gr18" draw:text-style-name="P7" draw:layer="layout" svg:width="6.412cm" svg:height="0.962cm" svg:x="37cm" svg:y="14.038cm">
          <draw:text-box>
            <text:p><text:span text:style-name="T1">PWM/CONTROL_1</text:span></text:p>
          </draw:text-box>
        </draw:frame>
        <draw:frame draw:style-name="gr19" draw:text-style-name="P7" draw:layer="layout" svg:width="5.967cm" svg:height="0.962cm" svg:x="37cm" svg:y="16.038cm">
          <draw:text-box>
            <text:p><text:span text:style-name="T1">GPIO/EN_VSO_1</text:span></text:p>
          </draw:text-box>
        </draw:frame>
        <draw:line draw:style-name="gr20" draw:text-style-name="P4" draw:layer="layout" svg:x1="34cm" svg:y1="15cm" svg:x2="45cm" svg:y2="15cm">
          <text:p/>
        </draw:line>
        <draw:line draw:style-name="gr21" draw:text-style-name="P4" draw:layer="layout" svg:x1="34cm" svg:y1="14cm" svg:x2="45cm" svg:y2="14cm">
          <text:p/>
        </draw:line>
        <draw:line draw:style-name="gr21" draw:text-style-name="P4" draw:layer="layout" svg:x1="34cm" svg:y1="13cm" svg:x2="45cm" svg:y2="13cm">
          <text:p/>
        </draw:line>
        <draw:line draw:style-name="gr20" draw:text-style-name="P4" draw:layer="layout" svg:x1="34cm" svg:y1="17cm" svg:x2="45cm" svg:y2="17cm">
          <text:p/>
        </draw:line>
        <draw:frame draw:style-name="gr22" draw:text-style-name="P7" draw:layer="layout" svg:width="2.157cm" svg:height="0.962cm" svg:x="37cm" svg:y="12.038cm">
          <draw:text-box>
            <text:p><text:span text:style-name="T1">SDA1</text:span></text:p>
          </draw:text-box>
        </draw:frame>
        <draw:frame draw:style-name="gr23" draw:text-style-name="P7" draw:layer="layout" svg:width="2.085cm" svg:height="0.962cm" svg:x="37.015cm" svg:y="13.038cm">
          <draw:text-box>
            <text:p><text:span text:style-name="T1">SCL1</text:span></text:p>
          </draw:text-box>
        </draw:frame>
        <draw:frame draw:style-name="gr18" draw:text-style-name="P7" draw:layer="layout" svg:width="6.412cm" svg:height="0.962cm" svg:x="37cm" svg:y="26cm">
          <draw:text-box>
            <text:p><text:span text:style-name="T1">PWM/CONTROL_2</text:span></text:p>
          </draw:text-box>
        </draw:frame>
        <draw:frame draw:style-name="gr19" draw:text-style-name="P7" draw:layer="layout" svg:width="5.967cm" svg:height="0.962cm" svg:x="37cm" svg:y="28cm">
          <draw:text-box>
            <text:p><text:span text:style-name="T1">GPIO/EN_VSO_2</text:span></text:p>
          </draw:text-box>
        </draw:frame>
        <draw:line draw:style-name="gr20" draw:text-style-name="P4" draw:layer="layout" svg:x1="34cm" svg:y1="26.962cm" svg:x2="45cm" svg:y2="26.962cm">
          <text:p/>
        </draw:line>
        <draw:line draw:style-name="gr21" draw:text-style-name="P4" draw:layer="layout" svg:x1="34cm" svg:y1="25.962cm" svg:x2="45cm" svg:y2="25.962cm">
          <text:p/>
        </draw:line>
        <draw:line draw:style-name="gr21" draw:text-style-name="P4" draw:layer="layout" svg:x1="34cm" svg:y1="24.962cm" svg:x2="45cm" svg:y2="24.962cm">
          <text:p/>
        </draw:line>
        <draw:line draw:style-name="gr20" draw:text-style-name="P4" draw:layer="layout" svg:x1="34cm" svg:y1="28.962cm" svg:x2="45cm" svg:y2="28.962cm">
          <text:p/>
        </draw:line>
        <draw:frame draw:style-name="gr22" draw:text-style-name="P7" draw:layer="layout" svg:width="2.157cm" svg:height="0.962cm" svg:x="37cm" svg:y="24cm">
          <draw:text-box>
            <text:p><text:span text:style-name="T1">SDA2</text:span></text:p>
          </draw:text-box>
        </draw:frame>
        <draw:frame draw:style-name="gr23" draw:text-style-name="P7" draw:layer="layout" svg:width="2.085cm" svg:height="0.962cm" svg:x="37.015cm" svg:y="25cm">
          <draw:text-box>
            <text:p><text:span text:style-name="T1">SCL2</text:span></text:p>
          </draw:text-box>
        </draw:frame>
        <draw:connector draw:style-name="gr12" draw:text-style-name="P5" draw:layer="measurelines" draw:line-skew="0cm 1.499cm 0.499cm" svg:x1="31cm" svg:y1="19cm" svg:x2="31cm" svg:y2="31cm" draw:start-shape="id9" draw:start-glue-point="2" draw:end-shape="id10" draw:end-glue-point="2" svg:d="M31000 19000v2000h5000v11000h-5000v-1000" svg:viewBox="0 0 5001 13001">
          <text:p/>
        </draw:connector>
        <draw:line draw:style-name="gr24" draw:text-style-name="P4" xml:id="id11" draw:id="id11" draw:layer="measurelines" svg:x1="36cm" svg:y1="12cm" svg:x2="45cm" svg:y2="12cm">
          <text:p/>
        </draw:line>
        <draw:connector draw:style-name="gr12" draw:text-style-name="P5" draw:layer="measurelines" draw:line-skew="0.499cm" svg:x1="36cm" svg:y1="12cm" svg:x2="31cm" svg:y2="19cm" draw:start-shape="id11" draw:start-glue-point="3" draw:end-shape="id9" draw:end-glue-point="2" svg:d="M36000 12000v8000h-5000v-1000" svg:viewBox="0 0 5001 8001">
          <text:p/>
        </draw:connector>
        <draw:connector draw:style-name="gr12" draw:text-style-name="P5" draw:layer="measurelines" draw:line-skew="0.775cm" svg:x1="37.5cm" svg:y1="10.5cm" svg:x2="36cm" svg:y2="12cm" draw:start-shape="id12" draw:start-glue-point="3" draw:end-shape="id11" draw:end-glue-point="3" svg:d="M37500 10500v1500h-1500" svg:viewBox="0 0 1501 1501">
          <text:p/>
        </draw:connector>
        <draw:connector draw:style-name="gr25" draw:text-style-name="P5" draw:layer="measurelines" draw:line-skew="-6.446cm" svg:x1="35cm" svg:y1="24cm" svg:x2="44cm" svg:y2="9cm" draw:start-shape="id13" draw:start-glue-point="1" draw:end-shape="id14" draw:end-glue-point="3" svg:d="M35000 24000v-14000h9000v-1000" svg:viewBox="0 0 9001 15001">
          <text:p/>
        </draw:connector>
        <draw:line draw:style-name="gr26" draw:text-style-name="P4" draw:layer="layout" svg:x1="34cm" svg:y1="12cm" svg:x2="35cm" svg:y2="12cm">
          <text:p/>
        </draw:line>
        <draw:line draw:style-name="gr26" draw:text-style-name="P4" xml:id="id13" draw:id="id13" draw:layer="layout" svg:x1="34cm" svg:y1="24cm" svg:x2="35cm" svg:y2="24cm">
          <text:p/>
        </draw:line>
        <draw:custom-shape draw:style-name="gr5" draw:text-style-name="P2" xml:id="id12" draw:id="id12" draw:layer="measurelines" svg:width="3cm" svg:height="1cm" draw:transform="rotate (1.5709708597201) translate (37cm 10.5cm)">
          <text:p text:style-name="P2">FILTER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6.412cm" svg:height="0.962cm" svg:x="37cm" svg:y="15.038cm">
          <draw:text-box>
            <text:p><text:span text:style-name="T1">DAC/CONTROL_1</text:span></text:p>
          </draw:text-box>
        </draw:frame>
        <draw:line draw:style-name="gr20" draw:text-style-name="P4" draw:layer="layout" svg:x1="34cm" svg:y1="16cm" svg:x2="45cm" svg:y2="16cm">
          <text:p/>
        </draw:line>
        <draw:frame draw:style-name="gr18" draw:text-style-name="P7" draw:layer="layout" svg:width="6.412cm" svg:height="0.962cm" svg:x="37cm" svg:y="27.038cm">
          <draw:text-box>
            <text:p><text:span text:style-name="T1">DAC/CONTROL_2</text:span></text:p>
          </draw:text-box>
        </draw:frame>
        <draw:line draw:style-name="gr20" draw:text-style-name="P4" draw:layer="layout" svg:x1="34cm" svg:y1="28cm" svg:x2="45cm" svg:y2="28cm">
          <text:p/>
        </draw:line>
        <draw:frame draw:style-name="gr19" draw:text-style-name="P7" draw:layer="layout" svg:width="5.967cm" svg:height="0.962cm" svg:x="37cm" svg:y="17.038cm">
          <draw:text-box>
            <text:p><text:span text:style-name="T1">ADC/I_SENSE_1</text:span></text:p>
          </draw:text-box>
        </draw:frame>
        <draw:line draw:style-name="gr27" draw:text-style-name="P4" draw:layer="layout" svg:x1="34cm" svg:y1="18cm" svg:x2="45cm" svg:y2="18cm">
          <text:p/>
        </draw:line>
        <draw:frame draw:style-name="gr19" draw:text-style-name="P7" draw:layer="layout" svg:width="5.967cm" svg:height="0.962cm" svg:x="37cm" svg:y="29cm">
          <draw:text-box>
            <text:p><text:span text:style-name="T1">ADC/I_SENSE_2</text:span></text:p>
          </draw:text-box>
        </draw:frame>
        <draw:line draw:style-name="gr27" draw:text-style-name="P4" draw:layer="layout" svg:x1="34cm" svg:y1="29.962cm" svg:x2="45cm" svg:y2="29.962cm">
          <text:p/>
        </draw:line>
        <draw:connector draw:style-name="gr8" draw:text-style-name="P6" draw:layer="layout" draw:line-skew="1.495cm" svg:x1="19.004cm" svg:y1="32cm" svg:x2="5cm" svg:y2="36.998cm" draw:start-shape="id4" draw:start-glue-point="1" draw:end-shape="id15" draw:end-glue-point="5" svg:d="M19004 32000h1996v4998h-16000" svg:viewBox="0 0 16001 4999">
          <text:p/>
        </draw:connector>
        <draw:connector draw:style-name="gr8" draw:text-style-name="P6" draw:layer="layout" draw:line-skew="1.495cm" svg:x1="19.004cm" svg:y1="24cm" svg:x2="5cm" svg:y2="28.997cm" draw:start-shape="id3" draw:start-glue-point="1" draw:end-shape="id15" draw:end-glue-point="7" svg:d="M19004 24000h1996v4997h-16000" svg:viewBox="0 0 16001 4998">
          <text:p/>
        </draw:connector>
        <draw:connector draw:style-name="gr8" draw:text-style-name="P6" draw:layer="layout" draw:line-skew="1.499cm" svg:x1="19cm" svg:y1="16cm" svg:x2="5cm" svg:y2="21.003cm" draw:start-shape="id2" draw:start-glue-point="1" draw:end-shape="id15" draw:end-glue-point="9" svg:d="M19000 16000h2000v5003h-16000" svg:viewBox="0 0 16001 5004">
          <text:p/>
        </draw:connector>
        <draw:connector draw:style-name="gr8" draw:text-style-name="P6" draw:layer="layout" draw:line-skew="0.499cm" svg:x1="5cm" svg:y1="20.002cm" svg:x2="19cm" svg:y2="17cm" draw:start-shape="id15" draw:start-glue-point="8" draw:end-shape="id2" draw:end-glue-point="5" svg:d="M5000 20002h15000v-3002h-1000" svg:viewBox="0 0 15001 3003">
          <text:p/>
        </draw:connector>
        <draw:connector draw:style-name="gr8" draw:text-style-name="P6" draw:layer="layout" draw:line-skew="0.495cm" svg:x1="5cm" svg:y1="27.999cm" svg:x2="19cm" svg:y2="25cm" draw:start-shape="id15" draw:start-glue-point="6" draw:end-shape="id3" draw:end-glue-point="4" svg:d="M5000 27999h15000v-2999h-1000" svg:viewBox="0 0 15001 3000">
          <text:p/>
        </draw:connector>
        <draw:connector draw:style-name="gr8" draw:text-style-name="P6" draw:layer="layout" draw:line-skew="0.495cm" svg:x1="5cm" svg:y1="35.997cm" svg:x2="19cm" svg:y2="33cm" draw:start-shape="id15" draw:start-glue-point="4" draw:end-shape="id4" draw:end-glue-point="5" svg:d="M5000 35997h15000v-2997h-1000" svg:viewBox="0 0 15001 2998">
          <text:p/>
        </draw:connector>
        <draw:frame draw:style-name="gr28" draw:text-style-name="P7" draw:layer="layout" svg:width="6.429cm" svg:height="0.962cm" svg:x="6cm" svg:y="36cm">
          <draw:text-box>
            <text:p><text:span text:style-name="T1">SOLENOID DRIVE 3</text:span></text:p>
          </draw:text-box>
        </draw:frame>
        <draw:frame draw:style-name="gr28" draw:text-style-name="P7" draw:layer="layout" svg:width="6.429cm" svg:height="0.962cm" svg:x="5.971cm" svg:y="28.038cm">
          <draw:text-box>
            <text:p><text:span text:style-name="T1">SOLENOID DRIVE 2</text:span></text:p>
          </draw:text-box>
        </draw:frame>
        <draw:frame draw:style-name="gr28" draw:text-style-name="P7" draw:layer="layout" svg:width="6.429cm" svg:height="0.962cm" svg:x="6cm" svg:y="20.038cm">
          <draw:text-box>
            <text:p><text:span text:style-name="T1">SOLENOID DRIVE 1</text:span></text:p>
          </draw:text-box>
        </draw:frame>
        <draw:connector draw:style-name="gr8" draw:text-style-name="P6" draw:layer="layout" draw:line-skew="-1.499cm" svg:x1="28cm" svg:y1="26cm" svg:x2="45cm" svg:y2="34.097cm" draw:start-shape="id10" draw:start-glue-point="4" draw:end-shape="id16" draw:end-glue-point="6" svg:d="M28000 26000h-2000v8097h19000" svg:viewBox="0 0 19001 8098">
          <text:p/>
        </draw:connector>
        <draw:connector draw:style-name="gr8" draw:text-style-name="P6" draw:layer="layout" draw:line-skew="-0.499cm" svg:x1="45cm" svg:y1="32.999cm" svg:x2="28cm" svg:y2="28cm" draw:start-shape="id16" draw:start-glue-point="7" draw:end-shape="id10" draw:end-glue-point="5" svg:d="M45000 32999h-18000v-4999h1000" svg:viewBox="0 0 18001 5000">
          <text:p/>
        </draw:connector>
        <draw:connector draw:style-name="gr8" draw:text-style-name="P6" draw:layer="layout" draw:line-skew="-3.499cm" svg:x1="28cm" svg:y1="14cm" svg:x2="45cm" svg:y2="36.998cm" draw:start-shape="id9" draw:start-glue-point="4" draw:end-shape="id16" draw:end-glue-point="4" svg:d="M28000 14000h-4000v22998h21000" svg:viewBox="0 0 21001 22999">
          <text:p/>
        </draw:connector>
        <draw:connector draw:style-name="gr8" draw:text-style-name="P6" draw:layer="layout" draw:line-skew="-2.499cm" svg:x1="45cm" svg:y1="35.997cm" svg:x2="28cm" svg:y2="16cm" draw:start-shape="id16" draw:start-glue-point="5" draw:end-shape="id9" draw:end-glue-point="5" svg:d="M45000 35997h-20000v-19997h3000" svg:viewBox="0 0 20001 19998">
          <text:p/>
        </draw:connector>
        <draw:frame draw:style-name="gr29" draw:text-style-name="P7" draw:layer="layout" svg:width="11.623cm" svg:height="0.962cm" svg:x="32cm" svg:y="36.038cm">
          <draw:text-box>
            <text:p><text:span text:style-name="T1">SOLENOID PROPORTIONAL DRIVE 1</text:span></text:p>
          </draw:text-box>
        </draw:frame>
        <draw:frame draw:style-name="gr29" draw:text-style-name="P7" draw:layer="layout" svg:width="11.623cm" svg:height="0.962cm" svg:x="32cm" svg:y="33cm">
          <draw:text-box>
            <text:p><text:span text:style-name="T1">SOLENOID PROPORTIONAL DRIVE 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="Arrow" draw:marker-start-width="0.051cm" draw:marker-start-center="false" draw:marker-end="Arrow" draw:marker-end-width="0.051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marker-start-width="0.152cm" draw:marker-end-width="0.15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30T21:07:00.280000000</meta:creation-date>
    <dc:date>2020-09-16T14:29:21.733000000</dc:date>
    <meta:editing-duration>PT5H50M56S</meta:editing-duration>
    <meta:editing-cycles>55</meta:editing-cycles>
    <meta:generator>LibreOffice/7.0.1.2$Windows_X86_64 LibreOffice_project/7cbcfc562f6eb6708b5ff7d7397325de9e764452</meta:generator>
    <meta:print-date>2020-08-31T10:32:00.135000000</meta:print-date>
    <meta:document-statistic meta:object-count="89"/>
  </office:meta>
</office:document-meta>
</file>